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B000000AFD33CEF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468cm" svg:height="14.281cm" svg:x="0.218cm" svg:y="0.197cm">
          <draw:image xlink:href="Pictures/100000000000018B000000AFD33CEFE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0T17:33:41.191395259</meta:creation-date>
    <dc:date>2014-10-20T17:34:16.788249215</dc:date>
    <meta:editing-duration>P0D</meta:editing-duration>
    <meta:editing-cycles>1</meta:editing-cycles>
    <meta:document-statistic meta:object-count="24"/>
    <meta:generator>LibreOffice/4.2.6.3$Linux_X86_64 LibreOffice_project/420m0$Build-3</meta:generator>
  </office:meta>
</office:document-meta>
</file>